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color="#c9211e" loext:opacity="100%"/>
    </style:style>
    <style:style style:name="T2" style:family="text">
      <style:text-properties fo:color="#c9211e" loext:opacity="1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e propongo el desarrollo del <text:span text:style-name="Strong_20_Emphasis">breve repaso del modelo biológico tradicional</text:span>, en unas 600 palabras, manteniendo un tono claro y accesible, con un leve trasfondo reflexivo pero aún sin entrar de lleno en lo místico, porque aquí la función es exponer el paradigma actual antes de cuestionarlo.</text:p>
      <text:p text:style-name="Horizontal_20_Line"/>
      <text:h text:style-name="Heading_20_2" text:outline-level="2"><text:span text:style-name="Strong_20_Emphasis">El modelo biológico tradicional</text:span></text:h>
      <text:p text:style-name="Text_20_body">La biología moderna ha construido, a lo largo de los últimos siglos, un marco sólido para describir y entender la vida tal como la observamos en la Tierra. En su núcleo, este modelo se apoya en cuatro pilares fundamentales: <text:span text:style-name="Strong_20_Emphasis">los organismos</text:span>, <text:span text:style-name="Strong_20_Emphasis">la evolución</text:span>, <text:span text:style-name="Strong_20_Emphasis">la adaptación</text:span> y <text:span text:style-name="Strong_20_Emphasis">la supervivencia</text:span>.</text:p>
      <text:p text:style-name="Text_20_body">En primer lugar, la vida se define como el conjunto de organismos que cumplen ciertas características observables: nacen, crecen, se reproducen y mueren. Cada organismo es una unidad biológica delimitada, compuesta de células —ya sea una sola célula en el caso de bacterias y protozoos, o miles de millones en el caso de animales y plantas—. Dentro de esta visión, la diversidad de formas vivas se organiza jerárquicamente: individuos, poblaciones, especies, géneros, familias y así sucesivamente, en un sistema de clasificación que permite estudiar y comparar la variedad del mundo vivo.</text:p>
      <text:p text:style-name="Text_20_body">El segundo pilar es <text:span text:style-name="Strong_20_Emphasis">la evolución</text:span>, formulada de manera más consistente a partir de la teoría de Charles Darwin y Alfred Russel Wallace. Según esta visión, las especies actuales son el resultado de cambios acumulados a lo largo de vastos periodos de tiempo. Estos cambios se producen principalmente a través de la variación genética y de un proceso de selección natural, en el que las variantes más aptas para un determinado entorno tienden a dejar más descendencia, transmitiendo así sus características a las siguientes generaciones.</text:p>
      <text:p text:style-name="Text_20_body">El tercer pilar es <text:span text:style-name="Strong_20_Emphasis">la adaptación</text:span>. La biología explica que los organismos no solo cambian con el tiempo, sino que esos cambios están modelados por las condiciones del medio en el que viven. Así, los picos de las aves, el pelaje de los mamíferos, la forma de las hojas o los patrones de coloración en insectos y peces son el resultado de una presión constante ejercida por el ambiente, que favorece unas formas y descarta otras. La adaptación <text:span text:style-name="T2">no</text:span> es <text:span text:style-name="T2">un proceso consciente, sino</text:span> el producto de generaciones en las que los rasgos útiles se conservan y los menos útiles tienden a desaparecer.</text:p>
      <text:p text:style-name="Text_20_body">Finalmente, todo este entramado se interpreta bajo la lógica de la <text:span text:style-name="Strong_20_Emphasis">supervivencia</text:span>. En el modelo biológico tradicional, el motor principal de la actividad de los organismos es mantenerse con vida el tiempo suficiente para reproducirse. Desde esta perspectiva, la vida no tiene una dirección o propósito global más allá de continuar existiendo a través de sus unidades individuales y sus descendencias. Así, los comportamientos, las estructuras y las estrategias que observamos —desde la fotosíntesis de las plantas hasta la caza cooperativa de los lobos— son vistos como soluciones que han surgido para maximizar las probabilidades de persistir y dejar copias de sí mismos en el futuro.</text:p>
      <text:p text:style-name="Text_20_body">Este modelo, sin duda, ha permitido explicar una enorme cantidad de fenómenos: desde el origen de la diversidad biológica hasta el funcionamiento de complejas interacciones entre especies. Es la base de disciplinas enteras como la ecología, la genética, la fisiología o la biotecnología. Además, tiene la ventaja de apoyarse en observaciones verificables y experimentos repetibles, lo que le otorga un gran poder predictivo en campos como la medicina o la conservación de especies.</text:p>
      <text:p text:style-name="Text_20_body"><text:soft-page-break/>Sin embargo, esta misma estructura que lo hace fuerte también le pone ciertos límites. El modelo biológico tradicional tiende a mirar la vida como una colección de piezas individuales y separadas, más que como una totalidad unificada con un comportamiento propio. La “inteligencia” de la vida, cuando se reconoce, se atribuye casi exclusivamente a los organismos que la poseen en forma de sistema nervioso desarrollado, y no a la vida en su conjunto. Así, la actividad de la vida se interpreta como una suma de procesos locales, no como un sistema global que pueda estar siguiendo un curso mayor.</text:p>
      <text:p text:style-name="Text_20_body">En su formulación más estricta, este modelo no se plantea preguntas sobre el sentido o el propósito de la existencia, ya que esas cuestiones quedan fuera del dominio de la ciencia tal como la entendemos hoy. Su objetivo es describir cómo funciona la vida, no por qué existe o hacia dónde se dirige. De ahí que, si bien ofrece respuestas claras a “cómo” y “cuándo” ocurren los fenómenos biológicos, deja sin respuesta cuestiones que muchas personas sienten como esenciales: “¿Cuál es mi misión dentro de la vida?”, “¿Por qué debo morir si la vida continúa?”, o “¿Existe una inteligencia que abarque a todos los seres vivos?”.</text:p>
      <text:p text:style-name="Text_20_body">Este enfoque no es incorrecto, sino incompleto para el tipo de reflexión que aquí nos proponemos. El modelo biológico tradicional nos da un mapa detallado de las piezas, pero no necesariamente nos revela la imagen completa que forman cuando están todas juntas.</text:p>
      <text:p text:style-name="Horizontal_20_Line"/>
      <text:p text:style-name="Text_20_body">Si quieres, en el siguiente paso puedo desarrollar el segundo punto de esta sección (<text:span text:style-name="Strong_20_Emphasis">el modelo cultural</text:span>) manteniendo esta lógica de “exposición clara y luego cuestionamiento”, para que el cambio de modelo se sienta justificado y natura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0T09:49:16</meta:creation-date>
    <dc:date>2025-08-10T09:55:59.072000000</dc:date>
    <meta:editing-duration>PT6M43S</meta:editing-duration>
    <meta:editing-cycles>1</meta:editing-cycles>
    <meta:document-statistic meta:table-count="0" meta:image-count="0" meta:object-count="0" meta:page-count="2" meta:paragraph-count="12" meta:word-count="843" meta:character-count="5202" meta:non-whitespace-character-count="4372"/>
    <meta:generator>LibreOffice/7.3.5.2$Windows_X86_64 LibreOffice_project/184fe81b8c8c30d8b5082578aee2fed2ea847c01</meta:generator>
  </office:meta>
</office:document-meta>
</file>